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solid" draw:fill-color="#ccffff" draw:textarea-horizontal-align="justify" draw:textarea-vertical-align="middle" draw:auto-grow-height="false" fo:min-height="0.931cm" fo:min-width="1.285cm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width="0.028cm" svg:stroke-color="#000000" draw:marker-start-width="0.242cm" draw:marker-end-width="0.242cm" draw:fill="none" draw:fill-color="#ffffff" draw:textarea-horizontal-align="left" draw:auto-grow-height="true" draw:auto-grow-width="true" fo:min-height="1.365cm" fo:min-width="2.715cm"/>
    </style:style>
    <style:style style:name="gr3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solid" draw:fill-color="#ccffff" draw:textarea-horizontal-align="justify" draw:textarea-vertical-align="middle" draw:auto-grow-height="false" fo:min-height="0.776cm" fo:min-width="0.971cm" fo:padding-top="0.139cm" fo:padding-bottom="0.139cm" fo:padding-left="0.264cm" fo:padding-right="0.264cm"/>
    </style:style>
    <style:style style:name="gr6" style:family="graphic" style:parent-style-name="standard">
      <style:graphic-properties svg:stroke-color="#000000" draw:fill-color="#e6e6e6" draw:textarea-horizontal-align="justify" draw:textarea-vertical-align="middle" draw:auto-grow-height="false" fo:min-height="1.643cm" fo:min-width="18.171cm"/>
    </style:style>
    <style:style style:name="gr7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solid" draw:fill-color="#ffffcc" draw:textarea-horizontal-align="justify" draw:textarea-vertical-align="middle" draw:auto-grow-height="false" fo:min-height="0.253cm" fo:min-width="0cm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width="0.028cm" draw:marker-start-width="0.19cm" draw:marker-end-width="0.19cm" draw:stroke-linejoin="miter" draw:fill="solid" draw:fill-color="#ffffff" draw:opacity="0%"/>
    </style:style>
    <style:style style:name="gr10" style:family="graphic" style:parent-style-name="standard">
      <style:graphic-properties draw:stroke="none" svg:stroke-width="0.028cm" draw:marker-start-width="0.19cm" draw:marker-end-width="0.19cm" draw:stroke-linejoin="miter" draw:fill="solid" draw:fill-color="#000000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.253cm" fo:min-width="0cm" fo:padding-top="0.139cm" fo:padding-bottom="0.139cm" fo:padding-left="0.264cm" fo:padding-right="0.264cm"/>
    </style:style>
    <style:style style:name="gr12" style:family="graphic" style:parent-style-name="standard">
      <style:graphic-properties draw:stroke="dash" draw:stroke-dash="Ultrafine_20_Dashed" svg:stroke-width="0.028cm" svg:stroke-color="#000000" draw:marker-start-width="0.242cm" draw:marker-end-width="0.242cm" draw:fill="none" draw:textarea-horizontal-align="justify" draw:textarea-vertical-align="middle" draw:auto-grow-height="false" fo:min-height="0.957cm" fo:min-width="1.793cm" fo:padding-top="0.139cm" fo:padding-bottom="0.139cm" fo:padding-left="0.264cm" fo:padding-right="0.264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solid" draw:fill-color="#ccffff" draw:textarea-horizontal-align="justify" draw:textarea-vertical-align="middle" draw:auto-grow-height="false" fo:min-height="0.932cm" fo:min-width="1.284cm" fo:padding-top="0.139cm" fo:padding-bottom="0.139cm" fo:padding-left="0.264cm" fo:padding-right="0.264cm"/>
    </style:style>
    <style:style style:name="gr15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solid" draw:fill-color="#ccffff" draw:textarea-horizontal-align="justify" draw:textarea-vertical-align="middle" draw:auto-grow-height="false" fo:min-height="0.776cm" fo:min-width="0.967cm" fo:padding-top="0.139cm" fo:padding-bottom="0.139cm" fo:padding-left="0.264cm" fo:padding-right="0.264cm"/>
    </style:style>
    <style:style style:name="gr16" style:family="graphic" style:parent-style-name="standard">
      <style:graphic-properties svg:stroke-width="0.028cm" svg:stroke-color="#000000" draw:marker-start-width="0.242cm" draw:marker-end-width="0.242cm" draw:fill="solid" draw:fill-color="#ffffcc" draw:textarea-horizontal-align="justify" draw:textarea-vertical-align="middle" draw:auto-grow-height="false" fo:min-height="0.254cm" fo:min-width="0cm" fo:padding-top="0.139cm" fo:padding-bottom="0.139cm" fo:padding-left="0.264cm" fo:padding-right="0.264cm"/>
    </style:style>
    <style:style style:name="gr17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solid" draw:fill-color="#ccffff" draw:textarea-horizontal-align="justify" draw:textarea-vertical-align="middle" draw:auto-grow-height="false" fo:min-height="0.932cm" fo:min-width="1.283cm" fo:padding-top="0.139cm" fo:padding-bottom="0.139cm" fo:padding-left="0.264cm" fo:padding-right="0.264cm"/>
    </style:style>
    <style:style style:name="gr18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solid" draw:fill-color="#ccffff" draw:textarea-horizontal-align="justify" draw:textarea-vertical-align="middle" draw:auto-grow-height="false" fo:min-height="0.776cm" fo:min-width="0.968cm" fo:padding-top="0.139cm" fo:padding-bottom="0.139cm" fo:padding-left="0.264cm" fo:padding-right="0.264cm"/>
    </style:style>
    <style:style style:name="gr19" style:family="graphic" style:parent-style-name="standard">
      <style:graphic-properties draw:stroke="dash" draw:stroke-dash="Ultrafine_20_Dashed" svg:stroke-width="0.028cm" svg:stroke-color="#000000" draw:marker-start-width="0.242cm" draw:marker-end-width="0.242cm" draw:fill="none" draw:textarea-horizontal-align="justify" draw:textarea-vertical-align="middle" draw:auto-grow-height="false" fo:min-height="0.958cm" fo:min-width="1.793cm" fo:padding-top="0.139cm" fo:padding-bottom="0.139cm" fo:padding-left="0.264cm" fo:padding-right="0.264cm"/>
    </style:style>
    <style:style style:name="gr20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.254cm" fo:min-width="0cm" fo:padding-top="0.139cm" fo:padding-bottom="0.139cm" fo:padding-left="0.264cm" fo:padding-right="0.264cm"/>
    </style:style>
    <style:style style:name="gr21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solid" draw:fill-color="#9999ff" draw:textarea-horizontal-align="justify" draw:textarea-vertical-align="middle" draw:auto-grow-height="false" fo:min-height="0.72cm" fo:min-width="1.035cm" fo:padding-top="0.139cm" fo:padding-bottom="0.139cm" fo:padding-left="0.264cm" fo:padding-right="0.264cm"/>
    </style:style>
    <style:style style:name="gr22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solid" draw:fill-color="#9999ff" draw:textarea-horizontal-align="justify" draw:textarea-vertical-align="middle" draw:auto-grow-height="false" fo:min-height="0.721cm" fo:min-width="1.035cm" fo:padding-top="0.139cm" fo:padding-bottom="0.139cm" fo:padding-left="0.264cm" fo:padding-right="0.264cm"/>
    </style:style>
    <style:style style:name="gr23" style:family="graphic" style:parent-style-name="standard">
      <style:graphic-properties draw:stroke="none" svg:stroke-color="#000000" draw:fill="none" draw:fill-color="#ffffff" fo:min-height="1.95cm"/>
    </style:style>
    <style:style style:name="gr24" style:family="graphic" style:parent-style-name="standard">
      <style:graphic-properties draw:stroke="none" svg:stroke-color="#000000" draw:fill="none" draw:fill-color="#ffffff" fo:min-height="1.585cm"/>
    </style:style>
    <style:style style:name="gr25" style:family="graphic" style:parent-style-name="standard">
      <style:graphic-properties svg:stroke-color="#000000" draw:fill-color="#000000" draw:textarea-horizontal-align="justify" draw:textarea-vertical-align="middle" draw:auto-grow-height="false" fo:min-height="1.171cm" fo:min-width="1.951cm"/>
    </style:style>
    <style:style style:name="gr26" style:family="graphic" style:parent-style-name="standard">
      <style:graphic-properties draw:stroke="none" svg:stroke-color="#000000" draw:fill="none" draw:fill-color="#ffffff" fo:min-height="0.743cm"/>
    </style:style>
    <style:style style:name="gr27" style:family="graphic" style:parent-style-name="standard">
      <style:graphic-properties svg:stroke-color="#000000" draw:fill-color="#000000" draw:textarea-horizontal-align="justify" draw:textarea-vertical-align="middle" draw:auto-grow-height="false" fo:min-height="1.171cm" fo:min-width="1.952cm"/>
    </style:style>
    <style:style style:name="P1" style:family="paragraph">
      <loext:graphic-properties draw:fill="solid" draw:fill-color="#ccffff"/>
      <style:paragraph-properties fo:text-align="center"/>
    </style:style>
    <style:style style:name="P2" style:family="paragraph">
      <loext:graphic-properties draw:fill="none" draw:fill-color="#ffffff"/>
      <style:text-properties fo:color="#ffffff" fo:font-size="24pt" style:font-size-asian="24pt" style:font-size-complex="24pt"/>
    </style:style>
    <style:style style:name="P3" style:family="paragraph">
      <loext:graphic-properties draw:fill="solid" draw:fill-color="#ffffff" draw:opacity="0%"/>
    </style:style>
    <style:style style:name="P4" style:family="paragraph">
      <loext:graphic-properties draw:fill="solid" draw:fill-color="#000000"/>
    </style:style>
    <style:style style:name="P5" style:family="paragraph">
      <loext:graphic-properties draw:fill-color="#e6e6e6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cc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9999ff"/>
      <style:paragraph-properties fo:text-align="center"/>
    </style:style>
    <style:style style:name="P10" style:family="paragraph">
      <loext:graphic-properties draw:fill="none" draw:fill-color="#ffffff"/>
      <style:text-properties fo:font-size="16pt" style:font-size-asian="16pt" style:font-size-complex="16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="none" draw:fill-color="#ffffff"/>
      <style:text-properties fo:color="#ffffff"/>
    </style:style>
    <style:style style:name="T1" style:family="text">
      <style:text-properties fo:color="#ffffff"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1.943cm" svg:height="1.339cm" svg:x="4.639cm" svg:y="9.2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215cm" svg:height="1.615cm" svg:x="12.601cm" svg:y="6.798cm">
          <draw:text-box>
            <text:p><text:span text:style-name="T1">L</text:span><text:span text:style-name="T1">o</text:span><text:span text:style-name="T1">s</text:span><text:span text:style-name="T1">s</text:span></text:p>
          </draw:text-box>
        </draw:frame>
        <draw:g>
          <svg:title>TexMaths</svg:title>
          <svg:desc>32§display§f§svg§600§TRUE§</svg:desc>
          <draw:polygon draw:style-name="gr3" draw:text-style-name="P3" draw:layer="layout" svg:width="0.482cm" svg:height="0.685cm" svg:x="5.229cm" svg:y="9.471cm" svg:viewBox="0 0 483 686" draw:points="242,686 0,686 0,0 483,0 483,686">
            <text:p/>
          </draw:polygon>
          <draw:path draw:style-name="gr4" draw:text-style-name="P4" draw:layer="layout" svg:width="0.404cm" svg:height="0.704cm" svg:x="5.273cm" svg:y="9.46cm" svg:viewBox="0 0 405 705" svg:d="M256 237h69c16 0 25 0 25-17 0-7-9-7-23-7h-67l19-90c2-15 13-70 18-79 7-15 21-26 39-26 2 0 23 0 39 13-37 4-43 31-43 42 0 17 13 26 29 26 21 0 44-15 44-46 0-35-37-53-69-53-28 0-80 13-103 90-5 18-7 24-28 123h-55c-16 0-26 0-26 13 0 11 7 11 23 11h53l-60 306c-16 75-29 145-71 145-2 0-23 0-39-13 37-2 46-31 46-42 0-18-16-29-32-29-21 0-44 18-44 49 0 33 37 52 69 52 44 0 78-46 92-74 25-51 44-143 46-150z">
            <text:p/>
          </draw:path>
        </draw:g>
        <draw:custom-shape draw:style-name="gr5" draw:text-style-name="P1" xml:id="id2" draw:id="id2" draw:layer="layout" svg:width="1.611cm" svg:height="1.166cm" svg:x="4.729cm" svg:y="4.82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8.875cm" svg:height="2.097cm" svg:x="7.906cm" svg:y="2.3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svg:x1="8.339cm" svg:y1="3.423cm" svg:x2="6.34cm" svg:y2="5.411cm" draw:start-shape="id1" draw:start-glue-point="3" draw:end-shape="id2" draw:end-glue-point="1" svg:d="M8339 3423h-1000v1988h-999" svg:viewBox="0 0 2000 1989">
          <text:p/>
        </draw:connector>
        <draw:custom-shape draw:style-name="gr8" draw:text-style-name="P7" xml:id="id3" draw:id="id3" draw:layer="layout" svg:width="0.691cm" svg:height="0.749cm" svg:x="5.178cm" svg:y="7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z§svg§600§TRUE§</svg:desc>
          <draw:polygon draw:style-name="gr3" draw:text-style-name="P3" draw:layer="layout" svg:width="0.256cm" svg:height="0.219cm" svg:x="5.407cm" svg:y="7.573cm" svg:viewBox="0 0 257 220" draw:points="129,220 0,220 0,0 257,0 257,220">
            <text:p/>
          </draw:polygon>
          <draw:path draw:style-name="gr4" draw:text-style-name="P4" draw:layer="layout" svg:width="0.215cm" svg:height="0.23cm" svg:x="5.428cm" svg:y="7.565cm" svg:viewBox="0 0 216 231" svg:d="M46 184c27-31 42-42 60-58 0-2 32-28 51-47 47-47 59-72 59-73 0-6-5-6-6-6-3 0-4 1-7 6-16 24-26 33-39 33-12 0-17-9-26-17-9-12-17-22-35-22-38 0-61 48-61 58 0 3 1 6 5 6 5 0 6-3 8-6 10-23 38-23 43-23 10 0 20 3 31 7 20 7 26 7 39 7-17 23-60 59-70 68l-46 42c-35 35-52 64-52 68s6 4 6 4c4 0 5 0 8-6 12-18 28-31 43-31 12 0 18 4 31 18 8 12 17 19 31 19 51 0 81-65 81-78 0-3-3-6-7-6-5 0-5 3-8 8-11 33-43 43-60 43-10 0-19-4-30-7-17-7-25-9-36-9 0 0-9 0-13 2z">
            <text:p/>
          </draw:path>
        </draw:g>
        <draw:connector draw:style-name="gr7" draw:text-style-name="P6" draw:layer="layout" svg:x1="5.524cm" svg:y1="8.066cm" svg:x2="5.53cm" svg:y2="9.069cm" draw:start-shape="id3" draw:start-glue-point="8" svg:d="M5524 8066v759h6v244" svg:viewBox="0 0 7 1004">
          <text:p/>
        </draw:connector>
        <draw:g>
          <svg:title>TexMaths</svg:title>
          <svg:desc>32§display§f_\phi§svg§600§TRUE§</svg:desc>
          <draw:polygon draw:style-name="gr9" draw:text-style-name="P3" draw:layer="layout" svg:width="0.46cm" svg:height="0.506cm" svg:x="5.352cm" svg:y="5.163cm" svg:viewBox="0 0 461 507" draw:points="230,507 0,507 0,0 461,0 461,507">
            <text:p/>
          </draw:polygon>
          <draw:path draw:style-name="gr10" draw:text-style-name="P4" draw:layer="layout" svg:width="0.237cm" svg:height="0.471cm" svg:x="5.378cm" svg:y="5.155cm" svg:viewBox="0 0 238 472" svg:d="M150 159h41c9 0 14 0 14-12 0-5-5-5-13-5h-39l11-60c1-10 8-47 11-53 4-10 12-17 22-17 2 0 14 0 24 8-22 4-26 21-26 29 0 11 8 17 17 17 12 0 26-10 26-31 0-23-22-35-41-35-16 0-47 9-60 60-3 12-4 16-16 82h-33c-9 0-15 0-15 9 0 8 4 8 14 8h30l-35 204c-9 50-17 97-41 97-2 0-14 0-23-9 21-2 27-20 27-28 0-11-10-19-19-19-12 0-26 12-26 32 0 22 22 36 41 36 25 0 46-31 54-50 14-34 26-96 27-100z">
            <text:p/>
          </draw:path>
          <draw:path draw:style-name="gr10" draw:text-style-name="P4" draw:layer="layout" svg:width="0.193cm" svg:height="0.325cm" svg:x="5.608cm" svg:y="5.347cm" svg:viewBox="0 0 194 326" svg:d="M142 5c0-5-4-5-7-5-4 0-5 2-6 7l-20 84c-59 3-109 49-109 99 0 39 35 64 72 66-3 11-6 23-8 33-5 18-7 31-7 33 0 4 4 4 5 4 6 0 6-1 7-9l15-61c57-2 110-48 110-97 0-39-31-65-72-68zM74 245c-25-1-49-16-49-50 0-36 25-87 82-94zM119 101c26 2 50 17 50 52 0 39-28 88-84 92z">
            <text:p/>
          </draw:path>
        </draw:g>
        <draw:custom-shape draw:style-name="gr11" draw:text-style-name="P8" xml:id="id4" draw:id="id4" draw:layer="layout" svg:width="0.691cm" svg:height="0.751cm" svg:x="5.245cm" svg:y="11.6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a§svg§600§TRUE§</svg:desc>
          <draw:polygon draw:style-name="gr3" draw:text-style-name="P3" draw:layer="layout" svg:width="0.265cm" svg:height="0.219cm" svg:x="5.455cm" svg:y="11.898cm" svg:viewBox="0 0 266 220" draw:points="133,220 0,220 0,0 266,0 266,220">
            <text:p/>
          </draw:polygon>
          <draw:path draw:style-name="gr4" draw:text-style-name="P4" draw:layer="layout" svg:width="0.231cm" svg:height="0.23cm" svg:x="5.475cm" svg:y="11.891cm" svg:viewBox="0 0 232 231" svg:d="M169 33c-10-19-24-33-47-33-59 0-122 75-122 150 0 48 27 81 67 81 10 0 36-1 66-37 5 21 22 37 46 37 19 0 30-11 37-27 9-19 16-51 16-51 0-6-4-6-6-6-5 0-5 3-7 10-8 34-18 63-38 63-15 0-16-13-16-23 0-12 1-15 7-38 6-22 6-26 11-46l18-71c4-15 4-16 4-17 0-9-6-15-14-15-13 0-20 12-22 23zM136 165c-3 10-3 10-10 19-23 28-43 36-57 36-26 0-33-28-33-48 0-25 16-88 28-111 16-31 38-49 59-49 33 0 40 41 40 44s-1 6-3 9z">
            <text:p/>
          </draw:path>
        </draw:g>
        <draw:connector draw:style-name="gr7" draw:text-style-name="P6" draw:layer="layout" svg:x1="5.591cm" svg:y1="11.643cm" svg:x2="5.61cm" svg:y2="10.543cm" draw:start-shape="id4" draw:start-glue-point="4" draw:end-shape="id5" draw:end-glue-point="2" svg:d="M5591 11643v-550h19v-550" svg:viewBox="0 0 20 1101">
          <text:p/>
        </draw:connector>
        <draw:connector draw:style-name="gr7" draw:text-style-name="P6" draw:layer="layout" svg:x1="5.534cm" svg:y1="5.994cm" svg:x2="5.524cm" svg:y2="7.317cm" draw:start-shape="id2" draw:start-glue-point="2" draw:end-shape="id3" draw:end-glue-point="4" svg:d="M5534 5994v662h-10v661" svg:viewBox="0 0 11 1324">
          <text:p/>
        </draw:connector>
        <draw:custom-shape draw:style-name="gr11" draw:text-style-name="P8" xml:id="id17" draw:id="id17" draw:layer="layout" svg:width="0.694cm" svg:height="0.749cm" svg:x="1.948cm" svg:y="9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s§svg§600§TRUE§</svg:desc>
          <draw:polygon draw:style-name="gr3" draw:text-style-name="P3" draw:layer="layout" svg:width="0.236cm" svg:height="0.219cm" svg:x="2.183cm" svg:y="9.753cm" svg:viewBox="0 0 237 220" draw:points="119,220 0,220 0,0 237,0 237,220">
            <text:p/>
          </draw:polygon>
          <draw:path draw:style-name="gr4" draw:text-style-name="P4" draw:layer="layout" svg:width="0.186cm" svg:height="0.23cm" svg:x="2.209cm" svg:y="9.746cm" svg:viewBox="0 0 187 231" svg:d="M172 35c-14 0-24 11-24 23 0 7 4 14 16 14 11 0 23-8 23-29s-22-43-61-43c-67 0-86 52-86 75 0 39 39 48 53 51 26 4 53 10 53 39 0 13-11 55-73 55-7 0-46 0-57-26 18 1 31-13 31-28 0-11-8-17-18-17-13 0-29 10-29 33 0 29 29 49 73 49 82 0 102-62 102-84 0-18-10-31-16-37-14-15-28-18-51-22-18-4-38-7-38-30 0-16 12-46 56-46 13 0 39 2 46 23z">
            <text:p/>
          </draw:path>
        </draw:g>
        <draw:custom-shape draw:style-name="gr12" draw:text-style-name="P6" xml:id="id6" draw:id="id6" draw:layer="layout" svg:width="2.453cm" svg:height="1.367cm" svg:x="1.062cm" svg:y="9.19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6" draw:layer="layout" svg:x1="3.515cm" svg:y1="9.874cm" svg:x2="4.639cm" svg:y2="9.873cm" draw:start-shape="id6" draw:start-glue-point="1" draw:end-shape="id5" draw:end-glue-point="3" svg:d="M3515 9874h562v-1h562" svg:viewBox="0 0 1125 2">
          <text:p/>
        </draw:connector>
        <draw:connector draw:style-name="gr13" draw:text-style-name="P6" draw:layer="layout" svg:x1="6.582cm" svg:y1="9.873cm" svg:x2="8.247cm" svg:y2="9.89cm" draw:start-shape="id5" draw:start-glue-point="1" svg:d="M6582 9873h1090v17h575" svg:viewBox="0 0 1666 18">
          <text:p/>
        </draw:connector>
        <draw:custom-shape draw:style-name="gr14" draw:text-style-name="P1" xml:id="id11" draw:id="id11" draw:layer="layout" svg:width="1.942cm" svg:height="1.34cm" svg:x="12.652cm" svg:y="9.2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32§display§f§svg§600§TRUE§</svg:desc>
          <draw:polygon draw:style-name="gr3" draw:text-style-name="P3" draw:layer="layout" svg:width="0.482cm" svg:height="0.685cm" svg:x="13.242cm" svg:y="9.472cm" svg:viewBox="0 0 483 686" draw:points="242,686 0,686 0,0 483,0 483,686">
            <text:p/>
          </draw:polygon>
          <draw:path draw:style-name="gr4" draw:text-style-name="P4" draw:layer="layout" svg:width="0.404cm" svg:height="0.704cm" svg:x="13.286cm" svg:y="9.461cm" svg:viewBox="0 0 405 705" svg:d="M256 237h69c16 0 25 0 25-17 0-7-9-7-23-7h-67l19-90c2-15 13-70 18-79 7-15 21-26 39-26 2 0 23 0 39 13-37 4-43 31-43 42 0 17 13 26 29 26 21 0 44-15 44-46 0-35-37-53-69-53-28 0-80 13-103 90-5 18-7 24-28 123h-55c-16 0-26 0-26 13 0 11 7 11 23 11h53l-60 306c-16 75-29 145-71 145-2 0-23 0-39-13 37-2 46-31 46-42 0-18-16-29-32-29-21 0-44 18-44 49 0 33 37 52 69 52 44 0 78-46 92-74 25-51 44-143 46-150z">
            <text:p/>
          </draw:path>
        </draw:g>
        <draw:custom-shape draw:style-name="gr15" draw:text-style-name="P1" xml:id="id8" draw:id="id8" draw:layer="layout" svg:width="1.609cm" svg:height="1.168cm" svg:x="12.748cm" svg:y="4.8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svg:x1="16.233cm" svg:y1="3.32cm" svg:x2="14.357cm" svg:y2="5.413cm" draw:start-shape="id7" draw:start-glue-point="3" draw:end-shape="id8" draw:end-glue-point="1" svg:d="M16233 3320h-938v2093h-938" svg:viewBox="0 0 1877 2094">
          <text:p/>
        </draw:connector>
        <draw:custom-shape draw:style-name="gr16" draw:text-style-name="P7" xml:id="id9" draw:id="id9" draw:layer="layout" svg:width="0.69cm" svg:height="0.75cm" svg:x="13.193cm" svg:y="7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svg:x1="13.538cm" svg:y1="8.068cm" svg:x2="13.542cm" svg:y2="9.07cm" draw:start-shape="id9" draw:start-glue-point="8" svg:d="M13538 8068v759h4v243" svg:viewBox="0 0 5 1003">
          <text:p/>
        </draw:connector>
        <draw:g>
          <svg:title>TexMaths</svg:title>
          <svg:desc>32§display§f_\phi§svg§600§TRUE§</svg:desc>
          <draw:polygon draw:style-name="gr9" draw:text-style-name="P3" draw:layer="layout" svg:width="0.46cm" svg:height="0.506cm" svg:x="13.369cm" svg:y="5.164cm" svg:viewBox="0 0 461 507" draw:points="230,507 0,507 0,0 461,0 461,507">
            <text:p/>
          </draw:polygon>
          <draw:path draw:style-name="gr10" draw:text-style-name="P4" draw:layer="layout" svg:width="0.237cm" svg:height="0.471cm" svg:x="13.395cm" svg:y="5.157cm" svg:viewBox="0 0 238 472" svg:d="M150 159h41c9 0 14 0 14-12 0-5-5-5-13-5h-39l11-60c1-10 8-47 11-53 4-10 12-17 22-17 2 0 14 0 24 8-22 4-26 21-26 29 0 11 8 17 17 17 12 0 26-10 26-31 0-23-22-35-41-35-16 0-47 9-60 60-3 12-4 16-16 82h-33c-9 0-15 0-15 9 0 8 4 8 14 8h30l-35 204c-9 50-17 97-41 97-2 0-14 0-23-9 21-2 27-20 27-28 0-11-10-19-19-19-12 0-26 12-26 32 0 22 22 36 41 36 25 0 46-31 54-50 14-34 26-96 27-100z">
            <text:p/>
          </draw:path>
          <draw:path draw:style-name="gr10" draw:text-style-name="P4" draw:layer="layout" svg:width="0.193cm" svg:height="0.325cm" svg:x="13.625cm" svg:y="5.348cm" svg:viewBox="0 0 194 326" svg:d="M142 5c0-5-4-5-7-5-4 0-5 2-6 7l-20 84c-59 3-109 49-109 99 0 39 35 64 72 66-3 11-6 23-8 33-5 18-7 31-7 33 0 4 4 4 5 4 6 0 6-1 7-9l15-61c57-2 110-48 110-97 0-39-31-65-72-68zM74 245c-25-1-49-16-49-50 0-36 25-87 82-94zM119 101c26 2 50 17 50 52 0 39-28 88-84 92z">
            <text:p/>
          </draw:path>
        </draw:g>
        <draw:custom-shape draw:style-name="gr11" draw:text-style-name="P8" xml:id="id10" draw:id="id10" draw:layer="layout" svg:width="0.69cm" svg:height="0.751cm" svg:x="13.259cm" svg:y="11.6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svg:x1="13.604cm" svg:y1="11.644cm" svg:x2="13.623cm" svg:y2="10.545cm" draw:start-shape="id10" draw:start-glue-point="4" draw:end-shape="id11" draw:end-glue-point="2" svg:d="M13604 11644v-549h19v-550" svg:viewBox="0 0 20 1100">
          <text:p/>
        </draw:connector>
        <draw:connector draw:style-name="gr7" draw:text-style-name="P6" draw:layer="layout" svg:x1="13.552cm" svg:y1="5.997cm" svg:x2="13.538cm" svg:y2="7.318cm" draw:start-shape="id8" draw:start-glue-point="2" draw:end-shape="id9" draw:end-glue-point="4" svg:d="M13552 5997v661h-14v660" svg:viewBox="0 0 15 1322">
          <text:p/>
        </draw:connector>
        <draw:connector draw:style-name="gr13" draw:text-style-name="P6" draw:layer="layout" svg:x1="10.702cm" svg:y1="9.89cm" svg:x2="12.652cm" svg:y2="9.875cm" draw:end-shape="id11" draw:end-glue-point="3" svg:d="M10702 9890h718v-15h1232" svg:viewBox="0 0 1951 16">
          <text:p/>
        </draw:connector>
        <draw:connector draw:style-name="gr13" draw:text-style-name="P6" draw:layer="layout" svg:x1="14.594cm" svg:y1="9.875cm" svg:x2="16.261cm" svg:y2="9.891cm" draw:start-shape="id11" draw:start-glue-point="1" svg:d="M14594 9875h1092v16h575" svg:viewBox="0 0 1668 17">
          <text:p/>
        </draw:connector>
        <draw:custom-shape draw:style-name="gr17" draw:text-style-name="P1" xml:id="id16" draw:id="id16" draw:layer="layout" svg:width="1.941cm" svg:height="1.34cm" svg:x="20.383cm" svg:y="9.2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32§display§f§svg§600§TRUE§</svg:desc>
          <draw:polygon draw:style-name="gr3" draw:text-style-name="P3" draw:layer="layout" svg:width="0.482cm" svg:height="0.685cm" svg:x="20.973cm" svg:y="9.474cm" svg:viewBox="0 0 483 686" draw:points="242,686 0,686 0,0 483,0 483,686">
            <text:p/>
          </draw:polygon>
          <draw:path draw:style-name="gr4" draw:text-style-name="P4" draw:layer="layout" svg:width="0.404cm" svg:height="0.704cm" svg:x="21.017cm" svg:y="9.463cm" svg:viewBox="0 0 405 705" svg:d="M256 237h69c16 0 25 0 25-17 0-7-9-7-23-7h-67l19-90c2-15 13-70 18-79 7-15 21-26 39-26 2 0 23 0 39 13-37 4-43 31-43 42 0 17 13 26 29 26 21 0 44-15 44-46 0-35-37-53-69-53-28 0-80 13-103 90-5 18-7 24-28 123h-55c-16 0-26 0-26 13 0 11 7 11 23 11h53l-60 306c-16 75-29 145-71 145-2 0-23 0-39-13 37-2 46-31 46-42 0-18-16-29-32-29-21 0-44 18-44 49 0 33 37 52 69 52 44 0 78-46 92-74 25-51 44-143 46-150z">
            <text:p/>
          </draw:path>
        </draw:g>
        <draw:custom-shape draw:style-name="gr18" draw:text-style-name="P1" xml:id="id13" draw:id="id13" draw:layer="layout" svg:width="1.61cm" svg:height="1.168cm" svg:x="20.48cm" svg:y="4.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svg:x1="24.023cm" svg:y1="3.32cm" svg:x2="22.09cm" svg:y2="5.414cm" draw:start-shape="id12" draw:start-glue-point="3" draw:end-shape="id13" draw:end-glue-point="1" svg:d="M24023 3320h-966v2094h-967" svg:viewBox="0 0 1934 2095">
          <text:p/>
        </draw:connector>
        <draw:custom-shape draw:style-name="gr16" draw:text-style-name="P7" xml:id="id14" draw:id="id14" draw:layer="layout" svg:width="0.69cm" svg:height="0.75cm" svg:x="20.924cm" svg:y="7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svg:x1="21.269cm" svg:y1="8.069cm" svg:x2="21.274cm" svg:y2="9.071cm" draw:start-shape="id14" draw:start-glue-point="8" svg:d="M21269 8069v759h5v243" svg:viewBox="0 0 6 1003">
          <text:p/>
        </draw:connector>
        <draw:g>
          <svg:title>TexMaths</svg:title>
          <svg:desc>32§display§f_\phi§svg§600§TRUE§</svg:desc>
          <draw:polygon draw:style-name="gr9" draw:text-style-name="P3" draw:layer="layout" svg:width="0.46cm" svg:height="0.506cm" svg:x="21.101cm" svg:y="5.166cm" svg:viewBox="0 0 461 507" draw:points="230,507 0,507 0,0 461,0 461,507">
            <text:p/>
          </draw:polygon>
          <draw:path draw:style-name="gr10" draw:text-style-name="P4" draw:layer="layout" svg:width="0.237cm" svg:height="0.471cm" svg:x="21.127cm" svg:y="5.158cm" svg:viewBox="0 0 238 472" svg:d="M150 159h41c9 0 14 0 14-12 0-5-5-5-13-5h-39l11-60c1-10 8-47 11-53 4-10 12-17 22-17 2 0 14 0 24 8-22 4-26 21-26 29 0 11 8 17 17 17 12 0 26-10 26-31 0-23-22-35-41-35-16 0-47 9-60 60-3 12-4 16-16 82h-33c-9 0-15 0-15 9 0 8 4 8 14 8h30l-35 204c-9 50-17 97-41 97-2 0-14 0-23-9 21-2 27-20 27-28 0-11-10-19-19-19-12 0-26 12-26 32 0 22 22 36 41 36 25 0 46-31 54-50 14-34 26-96 27-100z">
            <text:p/>
          </draw:path>
          <draw:path draw:style-name="gr10" draw:text-style-name="P4" draw:layer="layout" svg:width="0.193cm" svg:height="0.325cm" svg:x="21.357cm" svg:y="5.349cm" svg:viewBox="0 0 194 326" svg:d="M142 5c0-5-4-5-7-5-4 0-5 2-6 7l-20 84c-59 3-109 49-109 99 0 39 35 64 72 66-3 11-6 23-8 33-5 18-7 31-7 33 0 4 4 4 5 4 6 0 6-1 7-9l15-61c57-2 110-48 110-97 0-39-31-65-72-68zM74 245c-25-1-49-16-49-50 0-36 25-87 82-94zM119 101c26 2 50 17 50 52 0 39-28 88-84 92z">
            <text:p/>
          </draw:path>
        </draw:g>
        <draw:custom-shape draw:style-name="gr11" draw:text-style-name="P8" xml:id="id15" draw:id="id15" draw:layer="layout" svg:width="0.691cm" svg:height="0.751cm" svg:x="20.989cm" svg:y="11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svg:x1="21.335cm" svg:y1="11.645cm" svg:x2="21.353cm" svg:y2="10.546cm" draw:start-shape="id15" draw:start-glue-point="4" draw:end-shape="id16" draw:end-glue-point="2" svg:d="M21335 11645v-549h18v-550" svg:viewBox="0 0 19 1100">
          <text:p/>
        </draw:connector>
        <draw:connector draw:style-name="gr7" draw:text-style-name="P6" draw:layer="layout" svg:x1="21.285cm" svg:y1="5.998cm" svg:x2="21.269cm" svg:y2="7.319cm" draw:start-shape="id13" draw:start-glue-point="2" draw:end-shape="id14" draw:end-glue-point="4" svg:d="M21285 5998v661h-16v660" svg:viewBox="0 0 17 1322">
          <text:p/>
        </draw:connector>
        <draw:connector draw:style-name="gr13" draw:text-style-name="P6" draw:layer="layout" svg:x1="22.324cm" svg:y1="9.876cm" svg:x2="23.993cm" svg:y2="9.893cm" draw:start-shape="id16" draw:start-glue-point="1" svg:d="M22324 9876h1092v17h577" svg:viewBox="0 0 1670 18">
          <text:p/>
        </draw:connector>
        <draw:connector draw:style-name="gr13" draw:text-style-name="P6" draw:layer="layout" svg:x1="18.715cm" svg:y1="9.891cm" svg:x2="20.383cm" svg:y2="9.876cm" draw:end-shape="id16" draw:end-glue-point="3" svg:d="M18715 9891h576v-15h1092" svg:viewBox="0 0 1669 16">
          <text:p/>
        </draw:connector>
        <draw:custom-shape draw:style-name="gr11" draw:text-style-name="P8" draw:layer="layout" svg:width="0.694cm" svg:height="0.749cm" svg:x="9.226cm" svg:y="3.0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s§svg§600§TRUE§</svg:desc>
          <draw:polygon draw:style-name="gr3" draw:text-style-name="P3" draw:layer="layout" svg:width="0.236cm" svg:height="0.219cm" svg:x="9.461cm" svg:y="3.302cm" svg:viewBox="0 0 237 220" draw:points="119,220 0,220 0,0 237,0 237,220">
            <text:p/>
          </draw:polygon>
          <draw:path draw:style-name="gr4" draw:text-style-name="P4" draw:layer="layout" svg:width="0.186cm" svg:height="0.23cm" svg:x="9.486cm" svg:y="3.295cm" svg:viewBox="0 0 187 231" svg:d="M172 35c-14 0-24 11-24 23 0 7 4 14 16 14 11 0 23-8 23-29s-22-43-61-43c-67 0-86 52-86 75 0 39 39 48 53 51 26 4 53 10 53 39 0 13-11 55-73 55-7 0-46 0-57-26 18 1 31-13 31-28 0-11-8-17-18-17-13 0-29 10-29 33 0 29 29 49 73 49 82 0 102-62 102-84 0-18-10-31-16-37-14-15-28-18-51-22-18-4-38-7-38-30 0-16 12-46 56-46 13 0 39 2 46 23z">
            <text:p/>
          </draw:path>
        </draw:g>
        <draw:custom-shape draw:style-name="gr19" draw:text-style-name="P6" xml:id="id1" draw:id="id1" draw:layer="layout" svg:width="2.453cm" svg:height="1.368cm" svg:x="8.339cm" svg:y="2.73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694cm" svg:height="0.749cm" svg:x="17.119cm" svg:y="2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s§svg§600§TRUE§</svg:desc>
          <draw:polygon draw:style-name="gr3" draw:text-style-name="P3" draw:layer="layout" svg:width="0.236cm" svg:height="0.219cm" svg:x="17.354cm" svg:y="3.199cm" svg:viewBox="0 0 237 220" draw:points="119,220 0,220 0,0 237,0 237,220">
            <text:p/>
          </draw:polygon>
          <draw:path draw:style-name="gr4" draw:text-style-name="P4" draw:layer="layout" svg:width="0.186cm" svg:height="0.23cm" svg:x="17.38cm" svg:y="3.192cm" svg:viewBox="0 0 187 231" svg:d="M172 35c-14 0-24 11-24 23 0 7 4 14 16 14 11 0 23-8 23-29s-22-43-61-43c-67 0-86 52-86 75 0 39 39 48 53 51 26 4 53 10 53 39 0 13-11 55-73 55-7 0-46 0-57-26 18 1 31-13 31-28 0-11-8-17-18-17-13 0-29 10-29 33 0 29 29 49 73 49 82 0 102-62 102-84 0-18-10-31-16-37-14-15-28-18-51-22-18-4-38-7-38-30 0-16 12-46 56-46 13 0 39 2 46 23z">
            <text:p/>
          </draw:path>
        </draw:g>
        <draw:custom-shape draw:style-name="gr19" draw:text-style-name="P6" xml:id="id7" draw:id="id7" draw:layer="layout" svg:width="2.453cm" svg:height="1.368cm" svg:x="16.233cm" svg:y="2.6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694cm" svg:height="0.749cm" svg:x="24.809cm" svg:y="2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s§svg§600§TRUE§</svg:desc>
          <draw:polygon draw:style-name="gr3" draw:text-style-name="P3" draw:layer="layout" svg:width="0.236cm" svg:height="0.219cm" svg:x="25.044cm" svg:y="3.199cm" svg:viewBox="0 0 237 220" draw:points="119,220 0,220 0,0 237,0 237,220">
            <text:p/>
          </draw:polygon>
          <draw:path draw:style-name="gr4" draw:text-style-name="P4" draw:layer="layout" svg:width="0.186cm" svg:height="0.23cm" svg:x="25.07cm" svg:y="3.192cm" svg:viewBox="0 0 187 231" svg:d="M172 35c-14 0-24 11-24 23 0 7 4 14 16 14 11 0 23-8 23-29s-22-43-61-43c-67 0-86 52-86 75 0 39 39 48 53 51 26 4 53 10 53 39 0 13-11 55-73 55-7 0-46 0-57-26 18 1 31-13 31-28 0-11-8-17-18-17-13 0-29 10-29 33 0 29 29 49 73 49 82 0 102-62 102-84 0-18-10-31-16-37-14-15-28-18-51-22-18-4-38-7-38-30 0-16 12-46 56-46 13 0 39 2 46 23z">
            <text:p/>
          </draw:path>
        </draw:g>
        <draw:custom-shape draw:style-name="gr19" draw:text-style-name="P6" xml:id="id12" draw:id="id12" draw:layer="layout" svg:width="2.453cm" svg:height="1.368cm" svg:x="24.023cm" svg:y="2.6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8" xml:id="id21" draw:id="id21" draw:layer="layout" svg:width="0.694cm" svg:height="0.75cm" svg:x="9.227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tilde{s}§svg§600§TRUE§</svg:desc>
          <draw:polygon draw:style-name="gr3" draw:text-style-name="P3" draw:layer="layout" svg:width="0.272cm" svg:height="0.339cm" svg:x="9.447cm" svg:y="9.743cm" svg:viewBox="0 0 273 340" draw:points="136,340 0,340 0,0 273,0 273,340">
            <text:p/>
          </draw:polygon>
          <draw:path draw:style-name="gr4" draw:text-style-name="P4" draw:layer="layout" svg:width="0.168cm" svg:height="0.048cm" svg:x="9.509cm" svg:y="9.741cm" svg:viewBox="0 0 169 49" svg:d="M169 7l-8-7c0 0-19 25-42 25-11 0-24-8-33-13-13-8-23-12-31-12-19 0-29 12-55 40l9 9c0-1 18-26 41-26 12 0 25 9 33 13 13 9 23 13 32 13 18 0 28-11 54-42z">
            <text:p/>
          </draw:path>
          <draw:path draw:style-name="gr4" draw:text-style-name="P4" draw:layer="layout" svg:width="0.186cm" svg:height="0.23cm" svg:x="9.473cm" svg:y="9.857cm" svg:viewBox="0 0 187 231" svg:d="M172 35c-14 0-24 11-24 23 0 7 4 14 16 14 11 0 23-8 23-29s-22-43-61-43c-67 0-86 52-86 75 0 39 39 48 53 51 26 4 53 10 53 39 0 13-11 55-73 55-7 0-46 0-57-26 18 1 31-13 31-28 0-11-8-17-18-17-13 0-29 10-29 33 0 29 29 49 73 49 82 0 102-62 102-84 0-18-10-31-16-37-14-15-28-18-51-22-18-4-38-7-38-30 0-16 12-46 56-46 13 0 39 2 46 23z">
            <text:p/>
          </draw:path>
        </draw:g>
        <draw:custom-shape draw:style-name="gr12" draw:text-style-name="P6" xml:id="id24" draw:id="id24" draw:layer="layout" svg:width="2.453cm" svg:height="1.367cm" svg:x="8.34cm" svg:y="9.2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8" xml:id="id22" draw:id="id22" draw:layer="layout" svg:width="0.694cm" svg:height="0.75cm" svg:x="17.119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tilde{s}§svg§600§TRUE§</svg:desc>
          <draw:polygon draw:style-name="gr3" draw:text-style-name="P3" draw:layer="layout" svg:width="0.272cm" svg:height="0.339cm" svg:x="17.34cm" svg:y="9.743cm" svg:viewBox="0 0 273 340" draw:points="136,340 0,340 0,0 273,0 273,340">
            <text:p/>
          </draw:polygon>
          <draw:path draw:style-name="gr4" draw:text-style-name="P4" draw:layer="layout" svg:width="0.168cm" svg:height="0.048cm" svg:x="17.401cm" svg:y="9.741cm" svg:viewBox="0 0 169 49" svg:d="M169 7l-8-7c0 0-19 25-42 25-11 0-24-8-33-13-13-8-23-12-31-12-19 0-29 12-55 40l9 9c0-1 18-26 41-26 12 0 25 9 33 13 13 9 23 13 32 13 18 0 28-11 54-42z">
            <text:p/>
          </draw:path>
          <draw:path draw:style-name="gr4" draw:text-style-name="P4" draw:layer="layout" svg:width="0.186cm" svg:height="0.23cm" svg:x="17.365cm" svg:y="9.857cm" svg:viewBox="0 0 187 231" svg:d="M172 35c-14 0-24 11-24 23 0 7 4 14 16 14 11 0 23-8 23-29s-22-43-61-43c-67 0-86 52-86 75 0 39 39 48 53 51 26 4 53 10 53 39 0 13-11 55-73 55-7 0-46 0-57-26 18 1 31-13 31-28 0-11-8-17-18-17-13 0-29 10-29 33 0 29 29 49 73 49 82 0 102-62 102-84 0-18-10-31-16-37-14-15-28-18-51-22-18-4-38-7-38-30 0-16 12-46 56-46 13 0 39 2 46 23z">
            <text:p/>
          </draw:path>
        </draw:g>
        <draw:custom-shape draw:style-name="gr12" draw:text-style-name="P6" xml:id="id26" draw:id="id26" draw:layer="layout" svg:width="2.453cm" svg:height="1.367cm" svg:x="16.233cm" svg:y="9.2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8" draw:layer="layout" svg:width="0.694cm" svg:height="0.75cm" svg:x="24.909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tilde{s}§svg§600§TRUE§</svg:desc>
          <draw:polygon draw:style-name="gr3" draw:text-style-name="P3" draw:layer="layout" svg:width="0.272cm" svg:height="0.339cm" svg:x="25.13cm" svg:y="9.743cm" svg:viewBox="0 0 273 340" draw:points="136,340 0,340 0,0 273,0 273,340">
            <text:p/>
          </draw:polygon>
          <draw:path draw:style-name="gr4" draw:text-style-name="P4" draw:layer="layout" svg:width="0.168cm" svg:height="0.048cm" svg:x="25.191cm" svg:y="9.741cm" svg:viewBox="0 0 169 49" svg:d="M169 7l-8-7c0 0-19 25-42 25-11 0-24-8-33-13-13-8-23-12-31-12-19 0-29 12-55 40l9 9c0-1 18-26 41-26 12 0 25 9 33 13 13 9 23 13 32 13 18 0 28-11 54-42z">
            <text:p/>
          </draw:path>
          <draw:path draw:style-name="gr4" draw:text-style-name="P4" draw:layer="layout" svg:width="0.186cm" svg:height="0.23cm" svg:x="25.155cm" svg:y="9.857cm" svg:viewBox="0 0 187 231" svg:d="M172 35c-14 0-24 11-24 23 0 7 4 14 16 14 11 0 23-8 23-29s-22-43-61-43c-67 0-86 52-86 75 0 39 39 48 53 51 26 4 53 10 53 39 0 13-11 55-73 55-7 0-46 0-57-26 18 1 31-13 31-28 0-11-8-17-18-17-13 0-29 10-29 33 0 29 29 49 73 49 82 0 102-62 102-84 0-18-10-31-16-37-14-15-28-18-51-22-18-4-38-7-38-30 0-16 12-46 56-46 13 0 39 2 46 23z">
            <text:p/>
          </draw:path>
        </draw:g>
        <draw:custom-shape draw:style-name="gr12" draw:text-style-name="P6" xml:id="id28" draw:id="id28" draw:layer="layout" svg:width="2.453cm" svg:height="1.367cm" svg:x="24.023cm" svg:y="9.2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a§svg§600§TRUE§</svg:desc>
          <draw:polygon draw:style-name="gr3" draw:text-style-name="P3" draw:layer="layout" svg:width="0.265cm" svg:height="0.219cm" svg:x="13.451cm" svg:y="11.898cm" svg:viewBox="0 0 266 220" draw:points="133,220 0,220 0,0 266,0 266,220">
            <text:p/>
          </draw:polygon>
          <draw:path draw:style-name="gr4" draw:text-style-name="P4" draw:layer="layout" svg:width="0.231cm" svg:height="0.23cm" svg:x="13.471cm" svg:y="11.891cm" svg:viewBox="0 0 232 231" svg:d="M169 33c-10-19-24-33-47-33-59 0-122 75-122 150 0 48 27 81 67 81 10 0 36-1 66-37 5 21 22 37 46 37 19 0 30-11 37-27 9-19 16-51 16-51 0-6-4-6-6-6-5 0-5 3-7 10-8 34-18 63-38 63-15 0-16-13-16-23 0-12 1-15 7-38 6-22 6-26 11-46l18-71c4-15 4-16 4-17 0-9-6-15-14-15-13 0-20 12-22 23zM136 165c-3 10-3 10-10 19-23 28-43 36-57 36-26 0-33-28-33-48 0-25 16-88 28-111 16-31 38-49 59-49 33 0 40 41 40 44s-1 6-3 9z">
            <text:p/>
          </draw:path>
        </draw:g>
        <draw:g>
          <svg:title>TexMaths</svg:title>
          <svg:desc>14§display§a§svg§600§TRUE§</svg:desc>
          <draw:polygon draw:style-name="gr3" draw:text-style-name="P3" draw:layer="layout" svg:width="0.265cm" svg:height="0.219cm" svg:x="21.242cm" svg:y="11.898cm" svg:viewBox="0 0 266 220" draw:points="133,220 0,220 0,0 266,0 266,220">
            <text:p/>
          </draw:polygon>
          <draw:path draw:style-name="gr4" draw:text-style-name="P4" draw:layer="layout" svg:width="0.231cm" svg:height="0.23cm" svg:x="21.262cm" svg:y="11.891cm" svg:viewBox="0 0 232 231" svg:d="M169 33c-10-19-24-33-47-33-59 0-122 75-122 150 0 48 27 81 67 81 10 0 36-1 66-37 5 21 22 37 46 37 19 0 30-11 37-27 9-19 16-51 16-51 0-6-4-6-6-6-5 0-5 3-7 10-8 34-18 63-38 63-15 0-16-13-16-23 0-12 1-15 7-38 6-22 6-26 11-46l18-71c4-15 4-16 4-17 0-9-6-15-14-15-13 0-20 12-22 23zM136 165c-3 10-3 10-10 19-23 28-43 36-57 36-26 0-33-28-33-48 0-25 16-88 28-111 16-31 38-49 59-49 33 0 40 41 40 44s-1 6-3 9z">
            <text:p/>
          </draw:path>
        </draw:g>
        <draw:custom-shape draw:style-name="gr21" draw:text-style-name="P9" xml:id="id18" draw:id="id18" draw:layer="layout" svg:width="1.669cm" svg:height="1.104cm" svg:x="4.756cm" svg:y="13.4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\pi_\psi§svg§600§TRUE§</svg:desc>
          <draw:polygon draw:style-name="gr3" draw:text-style-name="P3" draw:layer="layout" svg:width="0.781cm" svg:height="0.497cm" svg:x="5.249cm" svg:y="13.831cm" svg:viewBox="0 0 782 498" draw:points="390,498 0,498 0,0 782,0 782,498">
            <text:p/>
          </draw:polygon>
          <draw:path draw:style-name="gr4" draw:text-style-name="P4" draw:layer="layout" svg:width="0.377cm" svg:height="0.307cm" svg:x="5.267cm" svg:y="13.829cm" svg:viewBox="0 0 378 308" svg:d="M166 42h79c-23 102-29 132-29 179 0 10 0 30 6 54 8 29 13 33 25 33 14 0 28-12 28-25 0-4 0-6-4-16-20-50-20-95-20-115 0-37 4-75 12-110h79c10 0 36 0 36-26 0-16-16-16-28-16h-235c-14 0-42 0-71 34-26 25-44 59-44 61s0 8 8 8c6 0 8-2 12-8 33-53 75-53 89-53h39c-21 83-59 168-89 231-6 12-6 12-6 18 0 13 12 17 20 17 22 0 28-19 36-45 10-32 10-34 18-67z">
            <text:p/>
          </draw:path>
          <draw:path draw:style-name="gr4" draw:text-style-name="P4" draw:layer="layout" svg:width="0.327cm" svg:height="0.438cm" svg:x="5.667cm" svg:y="13.896cm" svg:viewBox="0 0 328 439" svg:d="M243 14c2-6 2-8 2-8 0-6-6-6-8-6-7 0-7 2-9 10l-80 320c-41-6-63-24-63-55 0-8 0-22 26-81 4-12 6-20 6-28 0-26-20-41-46-41-49 0-71 65-71 73s6 8 8 8c8 0 8-4 10-8 12-42 31-62 51-62 8 0 12 6 12 18s-4 20-8 36c-26 61-26 73-26 81 0 57 60 69 97 71-4 14-21 89-21 91 0 6 6 6 8 6 6 0 8-2 9-10l20-85c20 0 66 0 117-51 12-14 26-32 34-52 8-18 17-57 17-79 0-37-23-39-23-39-14 0-28 13-28 25 0 10 6 14 8 14 8 8 20 20 20 42 0 41-58 126-141 126z">
            <text:p/>
          </draw:path>
        </draw:g>
        <draw:connector draw:style-name="gr13" draw:text-style-name="P6" draw:layer="layout" svg:x1="2.295cm" svg:y1="10.252cm" svg:x2="4.756cm" svg:y2="14.016cm" draw:start-shape="id17" draw:start-glue-point="8" draw:end-shape="id18" draw:end-glue-point="3" svg:d="M2295 10252v3764h2461" svg:viewBox="0 0 2462 3765">
          <text:p/>
        </draw:connector>
        <draw:connector draw:style-name="gr13" draw:text-style-name="P6" draw:layer="layout" svg:x1="5.59cm" svg:y1="13.464cm" svg:x2="5.591cm" svg:y2="12.394cm" draw:start-shape="id18" draw:start-glue-point="0" draw:end-shape="id4" draw:end-glue-point="8" svg:d="M5590 13464v-535h1v-535" svg:viewBox="0 0 2 1071">
          <text:p/>
        </draw:connector>
        <draw:custom-shape draw:style-name="gr21" draw:text-style-name="P9" xml:id="id19" draw:id="id19" draw:layer="layout" svg:width="1.669cm" svg:height="1.104cm" svg:x="12.751cm" svg:y="13.4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6" draw:layer="layout" svg:x1="13.585cm" svg:y1="13.472cm" svg:x2="13.585cm" svg:y2="12.402cm" draw:start-shape="id19" draw:start-glue-point="0" svg:d="M13585 13472v-1070" svg:viewBox="0 0 1 1071">
          <text:p/>
        </draw:connector>
        <draw:custom-shape draw:style-name="gr22" draw:text-style-name="P9" xml:id="id20" draw:id="id20" draw:layer="layout" svg:width="1.669cm" svg:height="1.105cm" svg:x="20.541cm" svg:y="13.4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6" draw:layer="layout" svg:x1="21.375cm" svg:y1="13.48cm" svg:x2="21.375cm" svg:y2="12.41cm" draw:start-shape="id20" draw:start-glue-point="0" svg:d="M21375 13480v-1070" svg:viewBox="0 0 1 1071">
          <text:p/>
        </draw:connector>
        <draw:connector draw:style-name="gr13" draw:text-style-name="P6" draw:layer="layout" svg:x1="9.574cm" svg:y1="10.303cm" svg:x2="12.751cm" svg:y2="14.024cm" draw:start-shape="id21" draw:start-glue-point="8" draw:end-shape="id19" draw:end-glue-point="3" svg:d="M9574 10303v3721h3177" svg:viewBox="0 0 3178 3722">
          <text:p/>
        </draw:connector>
        <draw:connector draw:style-name="gr13" draw:text-style-name="P6" draw:layer="layout" svg:x1="17.466cm" svg:y1="10.303cm" svg:x2="20.541cm" svg:y2="14.032cm" draw:start-shape="id22" draw:start-glue-point="8" draw:end-shape="id20" draw:end-glue-point="3" svg:d="M17466 10303v3729h3075" svg:viewBox="0 0 3076 3730">
          <text:p/>
        </draw:connector>
        <draw:g>
          <svg:title>TexMaths</svg:title>
          <svg:desc>14§display§z§svg§600§TRUE§</svg:desc>
          <draw:polygon draw:style-name="gr3" draw:text-style-name="P3" draw:layer="layout" svg:width="0.256cm" svg:height="0.219cm" svg:x="13.403cm" svg:y="7.573cm" svg:viewBox="0 0 257 220" draw:points="129,220 0,220 0,0 257,0 257,220">
            <text:p/>
          </draw:polygon>
          <draw:path draw:style-name="gr4" draw:text-style-name="P4" draw:layer="layout" svg:width="0.215cm" svg:height="0.23cm" svg:x="13.424cm" svg:y="7.565cm" svg:viewBox="0 0 216 231" svg:d="M46 184c27-31 42-42 60-58 0-2 32-28 51-47 47-47 59-72 59-73 0-6-5-6-6-6-3 0-4 1-7 6-16 24-26 33-39 33-12 0-17-9-26-17-9-12-17-22-35-22-38 0-61 48-61 58 0 3 1 6 5 6 5 0 6-3 8-6 10-23 38-23 43-23 10 0 20 3 31 7 20 7 26 7 39 7-17 23-60 59-70 68l-46 42c-35 35-52 64-52 68s6 4 6 4c4 0 5 0 8-6 12-18 28-31 43-31 12 0 18 4 31 18 8 12 17 19 31 19 51 0 81-65 81-78 0-3-3-6-7-6-5 0-5 3-8 8-11 33-43 43-60 43-10 0-19-4-30-7-17-7-25-9-36-9 0 0-9 0-13 2z">
            <text:p/>
          </draw:path>
        </draw:g>
        <draw:g>
          <svg:title>TexMaths</svg:title>
          <svg:desc>14§display§z§svg§600§TRUE§</svg:desc>
          <draw:polygon draw:style-name="gr3" draw:text-style-name="P3" draw:layer="layout" svg:width="0.256cm" svg:height="0.219cm" svg:x="21.053cm" svg:y="7.573cm" svg:viewBox="0 0 257 220" draw:points="129,220 0,220 0,0 257,0 257,220">
            <text:p/>
          </draw:polygon>
          <draw:path draw:style-name="gr4" draw:text-style-name="P4" draw:layer="layout" svg:width="0.215cm" svg:height="0.23cm" svg:x="21.075cm" svg:y="7.565cm" svg:viewBox="0 0 216 231" svg:d="M46 184c27-31 42-42 60-58 0-2 32-28 51-47 47-47 59-72 59-73 0-6-5-6-6-6-3 0-4 1-7 6-16 24-26 33-39 33-12 0-17-9-26-17-9-12-17-22-35-22-38 0-61 48-61 58 0 3 1 6 5 6 5 0 6-3 8-6 10-23 38-23 43-23 10 0 20 3 31 7 20 7 26 7 39 7-17 23-60 59-70 68l-46 42c-35 35-52 64-52 68s6 4 6 4c4 0 5 0 8-6 12-18 28-31 43-31 12 0 18 4 31 18 8 12 17 19 31 19 51 0 81-65 81-78 0-3-3-6-7-6-5 0-5 3-8 8-11 33-43 43-60 43-10 0-19-4-30-7-17-7-25-9-36-9 0 0-9 0-13 2z">
            <text:p/>
          </draw:path>
        </draw:g>
        <draw:frame draw:style-name="gr23" draw:text-style-name="P10" draw:layer="layout" svg:width="6.473cm" svg:height="2.2cm" svg:x="3.776cm" svg:y="15.21cm">
          <draw:text-box>
            <text:p><text:span text:style-name="T2">Stochastic policy network (optimized)</text:span></text:p>
          </draw:text-box>
        </draw:frame>
        <draw:frame draw:style-name="gr24" draw:text-style-name="P11" draw:layer="layout" svg:width="6.849cm" svg:height="1.835cm" svg:x="10.977cm" svg:y="1.051cm">
          <draw:text-box>
            <text:p>Training set trajectory</text:p>
          </draw:text-box>
        </draw:frame>
        <draw:custom-shape draw:style-name="gr25" draw:text-style-name="P12" xml:id="id23" draw:id="id23" draw:layer="layout" svg:width="2.603cm" svg:height="1.573cm" svg:x="8.271cm" svg:y="6.1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3" draw:layer="layout" svg:width="2.083cm" svg:height="0.993cm" svg:x="8.736cm" svg:y="6.453cm">
          <draw:text-box>
            <text:p><text:span text:style-name="T3">loss</text:span></text:p>
          </draw:text-box>
        </draw:frame>
        <draw:custom-shape draw:style-name="gr27" draw:text-style-name="P12" xml:id="id25" draw:id="id25" draw:layer="layout" svg:width="2.604cm" svg:height="1.573cm" svg:x="16.159cm" svg:y="6.1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3" draw:layer="layout" svg:width="2.083cm" svg:height="0.993cm" svg:x="16.624cm" svg:y="6.454cm">
          <draw:text-box>
            <text:p><text:span text:style-name="T3">loss</text:span></text:p>
          </draw:text-box>
        </draw:frame>
        <draw:custom-shape draw:style-name="gr25" draw:text-style-name="P12" xml:id="id27" draw:id="id27" draw:layer="layout" svg:width="2.603cm" svg:height="1.573cm" svg:x="23.943cm" svg:y="6.1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3" draw:layer="layout" svg:width="2.083cm" svg:height="0.993cm" svg:x="24.408cm" svg:y="6.455cm">
          <draw:text-box>
            <text:p><text:span text:style-name="T3">loss</text:span></text:p>
          </draw:text-box>
        </draw:frame>
        <draw:connector draw:style-name="gr13" draw:text-style-name="P6" draw:layer="layout" svg:x1="9.565cm" svg:y1="4.107cm" svg:x2="9.572cm" svg:y2="6.163cm" draw:start-shape="id1" draw:start-glue-point="2" draw:end-shape="id23" draw:end-glue-point="0" svg:d="M9565 4107v1035h7v1021" svg:viewBox="0 0 8 2057">
          <text:p/>
        </draw:connector>
        <draw:connector draw:style-name="gr13" draw:text-style-name="P6" draw:layer="layout" svg:x1="9.566cm" svg:y1="9.242cm" svg:x2="9.572cm" svg:y2="7.736cm" draw:start-shape="id24" draw:start-glue-point="0" draw:end-shape="id23" draw:end-glue-point="2" svg:d="M9566 9242v-760h6v-746" svg:viewBox="0 0 7 1507">
          <text:p/>
        </draw:connector>
        <draw:connector draw:style-name="gr13" draw:text-style-name="P6" draw:layer="layout" svg:x1="17.459cm" svg:y1="4.004cm" svg:x2="17.461cm" svg:y2="6.164cm" draw:start-shape="id7" draw:start-glue-point="2" draw:end-shape="id25" draw:end-glue-point="0" svg:d="M17459 4004v1087h2v1073" svg:viewBox="0 0 3 2161">
          <text:p/>
        </draw:connector>
        <draw:connector draw:style-name="gr13" draw:text-style-name="P6" draw:layer="layout" svg:x1="17.459cm" svg:y1="9.242cm" svg:x2="17.461cm" svg:y2="7.737cm" draw:start-shape="id26" draw:start-glue-point="0" draw:end-shape="id25" draw:end-glue-point="2" svg:d="M17459 9242v-760h2v-745" svg:viewBox="0 0 3 1506">
          <text:p/>
        </draw:connector>
        <draw:connector draw:style-name="gr13" draw:text-style-name="P6" draw:layer="layout" svg:x1="25.249cm" svg:y1="4.004cm" svg:x2="25.244cm" svg:y2="6.165cm" draw:start-shape="id12" draw:start-glue-point="2" draw:end-shape="id27" draw:end-glue-point="0" svg:d="M25249 4004v1087h-5v1074" svg:viewBox="0 0 6 2162">
          <text:p/>
        </draw:connector>
        <draw:connector draw:style-name="gr13" draw:text-style-name="P6" draw:layer="layout" svg:x1="25.249cm" svg:y1="9.242cm" svg:x2="25.244cm" svg:y2="7.738cm" draw:start-shape="id28" draw:start-glue-point="0" draw:end-shape="id27" draw:end-glue-point="2" svg:d="M25249 9242v-759h-5v-745" svg:viewBox="0 0 6 1505">
          <text:p/>
        </draw:connector>
        <draw:g>
          <svg:title>TexMaths</svg:title>
          <svg:desc>14§display§\pi_\psi§svg§600§TRUE§</svg:desc>
          <draw:polygon draw:style-name="gr3" draw:text-style-name="P3" draw:layer="layout" svg:width="0.781cm" svg:height="0.497cm" svg:x="13.249cm" svg:y="13.832cm" svg:viewBox="0 0 782 498" draw:points="390,498 0,498 0,0 782,0 782,498">
            <text:p/>
          </draw:polygon>
          <draw:path draw:style-name="gr4" draw:text-style-name="P4" draw:layer="layout" svg:width="0.377cm" svg:height="0.307cm" svg:x="13.267cm" svg:y="13.83cm" svg:viewBox="0 0 378 308" svg:d="M166 42h79c-23 102-29 132-29 179 0 10 0 30 6 54 8 29 13 33 25 33 14 0 28-12 28-25 0-4 0-6-4-16-20-50-20-95-20-115 0-37 4-75 12-110h79c10 0 36 0 36-26 0-16-16-16-28-16h-235c-14 0-42 0-71 34-26 25-44 59-44 61s0 8 8 8c6 0 8-2 12-8 33-53 75-53 89-53h39c-21 83-59 168-89 231-6 12-6 12-6 18 0 13 12 17 20 17 22 0 28-19 36-45 10-32 10-34 18-67z">
            <text:p/>
          </draw:path>
          <draw:path draw:style-name="gr4" draw:text-style-name="P4" draw:layer="layout" svg:width="0.327cm" svg:height="0.438cm" svg:x="13.667cm" svg:y="13.897cm" svg:viewBox="0 0 328 439" svg:d="M243 14c2-6 2-8 2-8 0-6-6-6-8-6-7 0-7 2-9 10l-80 320c-41-6-63-24-63-55 0-8 0-22 26-81 4-12 6-20 6-28 0-26-20-41-46-41-49 0-71 65-71 73s6 8 8 8c8 0 8-4 10-8 12-42 31-62 51-62 8 0 12 6 12 18s-4 20-8 36c-26 61-26 73-26 81 0 57 60 69 97 71-4 14-21 89-21 91 0 6 6 6 8 6 6 0 8-2 9-10l20-85c20 0 66 0 117-51 12-14 26-32 34-52 8-18 17-57 17-79 0-37-23-39-23-39-14 0-28 13-28 25 0 10 6 14 8 14 8 8 20 20 20 42 0 41-58 126-141 126z">
            <text:p/>
          </draw:path>
        </draw:g>
        <draw:g>
          <svg:title>TexMaths</svg:title>
          <svg:desc>14§display§\pi_\psi§svg§600§TRUE§</svg:desc>
          <draw:polygon draw:style-name="gr3" draw:text-style-name="P3" draw:layer="layout" svg:width="0.781cm" svg:height="0.497cm" svg:x="21.05cm" svg:y="13.832cm" svg:viewBox="0 0 782 498" draw:points="390,498 0,498 0,0 782,0 782,498">
            <text:p/>
          </draw:polygon>
          <draw:path draw:style-name="gr4" draw:text-style-name="P4" draw:layer="layout" svg:width="0.377cm" svg:height="0.307cm" svg:x="21.068cm" svg:y="13.83cm" svg:viewBox="0 0 378 308" svg:d="M166 42h79c-23 102-29 132-29 179 0 10 0 30 6 54 8 29 13 33 25 33 14 0 28-12 28-25 0-4 0-6-4-16-20-50-20-95-20-115 0-37 4-75 12-110h79c10 0 36 0 36-26 0-16-16-16-28-16h-235c-14 0-42 0-71 34-26 25-44 59-44 61s0 8 8 8c6 0 8-2 12-8 33-53 75-53 89-53h39c-21 83-59 168-89 231-6 12-6 12-6 18 0 13 12 17 20 17 22 0 28-19 36-45 10-32 10-34 18-67z">
            <text:p/>
          </draw:path>
          <draw:path draw:style-name="gr4" draw:text-style-name="P4" draw:layer="layout" svg:width="0.327cm" svg:height="0.438cm" svg:x="21.468cm" svg:y="13.897cm" svg:viewBox="0 0 328 439" svg:d="M243 14c2-6 2-8 2-8 0-6-6-6-8-6-7 0-7 2-9 10l-80 320c-41-6-63-24-63-55 0-8 0-22 26-81 4-12 6-20 6-28 0-26-20-41-46-41-49 0-71 65-71 73s6 8 8 8c8 0 8-4 10-8 12-42 31-62 51-62 8 0 12 6 12 18s-4 20-8 36c-26 61-26 73-26 81 0 57 60 69 97 71-4 14-21 89-21 91 0 6 6 6 8 6 6 0 8-2 9-10l20-85c20 0 66 0 117-51 12-14 26-32 34-52 8-18 17-57 17-79 0-37-23-39-23-39-14 0-28 13-28 25 0 10 6 14 8 14 8 8 20 20 20 42 0 41-58 126-141 126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3T17:43:49.591562809</meta:creation-date>
    <dc:date>2018-08-31T14:26:07.501581426</dc:date>
    <meta:editing-duration>P1DT5H40M15S</meta:editing-duration>
    <meta:editing-cycles>23</meta:editing-cycles>
    <meta:generator>LibreOffice/5.1.6.2$Linux_X86_64 LibreOffice_project/10m0$Build-2</meta:generator>
    <meta:document-statistic meta:object-count="144"/>
  </office:meta>
</office:document-meta>
</file>